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1">
      <style:text-properties officeooo:rsid="0019f9bc" officeooo:paragraph-rsid="0019f9bc"/>
    </style:style>
    <style:style style:name="P5" style:family="paragraph" style:parent-style-name="List_20_Paragraph" style:list-style-name="WWNum2">
      <style:text-properties officeooo:rsid="0019f9bc" officeooo:paragraph-rsid="0019f9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doku Algorithm Currently</text:span></text:p>
      <text:list xml:id="list3764037445" text:style-name="WWNum1">
        <text:list-item>
          <text:p text:style-name="P2"><text:span text:style-name="T1">Do as much as can without guessing</text:span></text:p>
        </text:list-item>
        <text:list-item>
          <text:p text:style-name="P2"><text:span text:style-name="T1">Get list of safest guesses</text:span></text:p>
          <text:list>
            <text:list-item>
              <text:p text:style-name="P2"><text:span text:style-name="T1">for each guess, do as much as can without further guessing</text:span></text:p>
            </text:list-item>
            <text:list-item>
              <text:p text:style-name="P4"><text:span text:style-name="T1">repeat</text:span></text:p>
            </text:list-item>
          </text:list>
        </text:list-item>
      </text:list>
      <text:p text:style-name="Standard"><text:span text:style-name="T1">What it should be:</text:span></text:p>
      <text:list xml:id="list123377251" text:style-name="WWNum2">
        <text:list-item>
          <text:p text:style-name="P3"><text:span text:style-name="T1">Do as much as can without guessing</text:span></text:p>
        </text:list-item>
        <text:list-item>
          <text:p text:style-name="P3"><text:span text:style-name="T1">Get list of safest guesses</text:span></text:p>
          <text:list>
            <text:list-item>
              <text:p text:style-name="P3"><text:span text:style-name="T1">for each guess, do as much as can without further guessing</text:span></text:p>
            </text:list-item>
            <text:list-item>
              <text:p text:style-name="P3"><text:span text:style-name="T1">sort these guess results by the number of successful moves done before needing another guess. Discard guesses proven bad</text:span></text:p>
            </text:list-item>
            <text:list-item>
              <text:p text:style-name="P3"><text:span text:style-name="T1">for each guess, do as much as can allowing </text:span><text:span text:style-name="T2">only one</text:span><text:span text:style-name="T1"> further guess</text:span></text:p>
              <text:list>
                <text:list-item>
                  <text:p text:style-name="P3"><text:span text:style-name="T1">for each guess, do as much as can without further guessing</text:span></text:p>
                </text:list-item>
                <text:list-item>
                  <text:p text:style-name="P3"><text:span text:style-name="T1">sort these guess results by the number of successful moves done before needing another guess. Discard guesses proven b</text:span><text:bookmark text:name="_GoBack"/><text:span text:style-name="T1">ad</text:span></text:p>
                </text:list-item>
                <text:list-item>
                  <text:p text:style-name="P3"><text:span text:style-name="T1">for each guess, do as much as can allowing </text:span><text:span text:style-name="T2">only one</text:span><text:span text:style-name="T1"> further guess</text:span></text:p>
                  <text:list>
                    <text:list-item>
                      <text:p text:style-name="P5"><text:span text:style-name="T1">etc..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en" fo:country="US" style:letter-kerning="false" style:font-name-asian="Times New Roman" style:font-size-asian="14pt" style:language-asian="en" style:country-asian="US" style:font-name-complex="Times New Roman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en" fo:country="US" style:letter-kerning="false" style:font-name-asian="Times New Roman" style:font-size-asian="14pt" style:language-asian="en" style:country-asian="US" style:font-name-complex="Times New Roman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6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6pt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1874in" fo:margin-right="0.125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y</meta:initial-creator>
    <meta:editing-cycles>2</meta:editing-cycles>
    <meta:creation-date>2018-02-11T01:47:00</meta:creation-date>
    <dc:date>2018-03-21T21:15:21.557000000</dc:date>
    <meta:editing-duration>PT19H59M3S</meta:editing-duration>
    <meta:generator>LibreOffice/6.0.2.1$Windows_X86_64 LibreOffice_project/f7f06a8f319e4b62f9bc5095aa112a65d2f3ac89</meta:generator>
    <meta:document-statistic meta:table-count="0" meta:image-count="0" meta:object-count="0" meta:page-count="1" meta:paragraph-count="15" meta:word-count="143" meta:character-count="733" meta:non-whitespace-character-count="6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